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3104in" table:align="left"/>
    </style:style>
    <style:style style:name="Table1.A" style:family="table-column">
      <style:table-column-properties style:column-width="2.310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215in" fo:margin-left="2.7542in" table:align="left"/>
    </style:style>
    <style:style style:name="Table2.A" style:family="table-column">
      <style:table-column-properties style:column-width="2.121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6in" table:align="left"/>
    </style:style>
    <style:style style:name="Table3.A" style:family="table-column">
      <style:table-column-properties style:column-width="2.56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9979in" fo:margin-left="1.3618in" table:align="left"/>
    </style:style>
    <style:style style:name="Table4.A" style:family="table-column">
      <style:table-column-properties style:column-width="1.997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7a59"/>
    </style:style>
    <style:style style:name="P2" style:family="paragraph" style:parent-style-name="Standard">
      <style:text-properties officeooo:rsid="00047a59" officeooo:paragraph-rsid="00047a59"/>
    </style:style>
    <style:style style:name="P3" style:family="paragraph" style:parent-style-name="Table_20_Contents">
      <style:text-properties officeooo:rsid="00047a59" officeooo:paragraph-rsid="00047a59"/>
    </style:style>
    <style:style style:name="P4" style:family="paragraph" style:parent-style-name="Table_20_Contents">
      <style:text-properties officeooo:rsid="0005fc69" officeooo:paragraph-rsid="0005fc69"/>
    </style:style>
    <style:style style:name="P5" style:family="paragraph" style:parent-style-name="Standard">
      <style:text-properties officeooo:paragraph-rsid="0007e5dd"/>
    </style:style>
    <style:style style:name="P6" style:family="paragraph" style:parent-style-name="Table_20_Contents">
      <style:text-properties officeooo:rsid="0007e5dd" officeooo:paragraph-rsid="0007e5dd"/>
    </style:style>
    <style:style style:name="P7" style:family="paragraph">
      <style:paragraph-properties fo:text-align="center"/>
    </style:style>
    <style:style style:name="T1" style:family="text">
      <style:text-properties officeooo:rsid="00047a59"/>
    </style:style>
    <style:style style:name="T2" style:family="text">
      <style:text-properties officeooo:rsid="0007e5d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UML: ACTIVITY 1 – BINARY SEARCH TREE</text:p>
      <text:p text:style-name="P1"><text:s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line text:anchor-type="paragraph" draw:z-index="0" draw:name="Shape1" draw:style-name="gr1" draw:text-style-name="P7" svg:x1="2.3256in" svg:y1="1.1957in" svg:x2="3.6512in" svg:y2="2.7295in"><text:p/></draw:line>BSTreeNode</text:p>
          </table:table-cell>
        </table:table-row>
        <table:table-row>
          <table:table-cell table:style-name="Table1.A2" office:value-type="string">
            <text:p text:style-name="P3">- t_left : BSTreeNode</text:p>
            <text:p text:style-name="P3">- t_right: BSTreeNode</text:p>
            <text:p text:style-name="P3">- t_data : Integer</text:p>
          </table:table-cell>
        </table:table-row>
        <table:table-row>
          <table:table-cell table:style-name="Table1.A2" office:value-type="string">
            <text:p text:style-name="P3">+ BSTreeNode()</text:p>
            <text:p text:style-name="P3"><draw:line text:anchor-type="paragraph" draw:z-index="4" draw:name="Shape5" draw:style-name="gr1" draw:text-style-name="P7" svg:x1="2.3256in" svg:y1="0.0835in" svg:x2="2.3256in" svg:y2="0.1953in"><text:p/></draw:line><draw:line text:anchor-type="paragraph" draw:z-index="5" draw:name="Shape6" draw:style-name="gr1" draw:text-style-name="P7" svg:x1="2.3256in" svg:y1="0.0835in" svg:x2="2.4394in" svg:y2="0.0835in"><text:p/></draw:line>+ setRight()</text:p>
            <text:p text:style-name="P3">+ setLeft()</text:p>
            <text:p text:style-name="P3">+ getRight()</text:p>
            <text:p text:style-name="P3">+ setRight()</text:p>
            <text:p text:style-name="P3">+ getLeft()</text:p>
            <text:p text:style-name="P3">+ setData()</text:p>
            <text:p text:style-name="P3"><draw:line text:anchor-type="paragraph" draw:z-index="1" draw:name="Shape2" draw:style-name="gr1" draw:text-style-name="P7" svg:x1="1.4165in" svg:y1="0.2in" svg:x2="1.4638in" svg:y2="4.2654in"><text:p/></draw:line>+ getData()</text:p>
          </table:table-cell>
        </table:table-row>
      </table:table>
      <text:p text:style-name="Standard"><draw:line text:anchor-type="paragraph" draw:z-index="2" draw:name="Shape3" draw:style-name="gr1" draw:text-style-name="P7" svg:x1="1.4547in" svg:y1="0.0283in" svg:x2="1.4075in" svg:y2="0.0665in"><text:p/></draw:line><draw:line text:anchor-type="paragraph" draw:z-index="3" draw:name="Shape4" draw:style-name="gr1" draw:text-style-name="P7" svg:x1="1.4547in" svg:y1="0.0283in" svg:x2="1.502in" svg:y2="0.0665in"><text:p/></draw:lin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BSTree</text:p>
          </table:table-cell>
        </table:table-row>
        <table:table-row>
          <table:table-cell table:style-name="Table2.A2" office:value-type="string">
            <text:p text:style-name="Table_20_Contents">- <text:span text:style-name="T1">t_root</text:span></text:p>
          </table:table-cell>
        </table:table-row>
        <table:table-row>
          <table:table-cell table:style-name="Table2.A2" office:value-type="string">
            <text:p text:style-name="P3">+ BSTreeNode()</text:p>
            <text:p text:style-name="P3">+ isEmpty() : Boolean</text:p>
            <text:p text:style-name="P3">+ insertion() : BSTreeNode</text:p>
            <text:p text:style-name="P3">+ find() : Boolean</text:p>
            <text:p text:style-name="P3">+ counterNode() : Int</text:p>
            <text:p text:style-name="P3">+ inorderTraverse()</text:p>
            <text:p text:style-name="P3">+ preorderTraverse()</text:p>
            <text:p text:style-name="P3">+ postorderTraverse(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BSTreeTestHarness</text:p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main()</text:p>
          </table:table-cell>
        </table:table-row>
      </table:table>
      <text:p text:style-name="Standard"/>
      <text:p text:style-name="Standard"/>
      <text:p text:style-name="P5"><text:s text:c="26"/></text:p>
      <text:p text:style-name="P5"/>
      <text:p text:style-name="P5"/>
      <text:p text:style-name="P5"/>
      <text:p text:style-name="P5"><text:s text:c="10"/>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6"><text:s text:c="15"/>DsaQ</text:p>
          </table:table-cell>
        </table:table-row>
        <table:table-row>
          <table:table-cell table:style-name="Table4.A2" office:value-type="string">
            <text:p text:style-name="Table_20_Contents"><text:s/><text:span text:style-name="T2">+ private counter </text:span></text:p>
            <text:p text:style-name="Table_20_Contents"><text:s/>- <text:span text:style-name="T2">q [] : object </text:span></text:p>
          </table:table-cell>
        </table:table-row>
        <table:table-row>
          <table:table-cell table:style-name="Table4.A2" office:value-type="string">
            <text:p text:style-name="Table_20_Contents"/>
            <text:p text:style-name="P6">+ DsaQ()</text:p>
            <text:p text:style-name="P6">+ DsaQ(int)</text:p>
            <text:p text:style-name="P6">+ getCounter : int </text:p>
            <text:p text:style-name="P6">+ enqueue(Object) : void</text:p>
            <text:p text:style-name="P6">+ dequeue() : Object</text:p>
            <text:p text:style-name="P6">+ peek() : Object </text:p>
            <text:p text:style-name="P6">+ isEmpty() : boolea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47:51.078046337</meta:creation-date>
    <dc:date>2020-10-29T07:59:56.758938452</dc:date>
    <meta:editing-duration>PT18M7S</meta:editing-duration>
    <meta:editing-cycles>4</meta:editing-cycles>
    <meta:generator>LibreOffice/6.0.7.3$Linux_X86_64 LibreOffice_project/00m0$Build-3</meta:generator>
    <meta:document-statistic meta:table-count="4" meta:image-count="0" meta:object-count="0" meta:page-count="2" meta:paragraph-count="38" meta:word-count="96" meta:character-count="610" meta:non-whitespace-character-count="490"/>
  </office:meta>
</office:document-meta>
</file>